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9bc5" officeooo:paragraph-rsid="00039bc5"/>
    </style:style>
    <style:style style:name="P2" style:family="paragraph" style:parent-style-name="Text_20_body">
      <style:text-properties officeooo:rsid="0004d13b" officeooo:paragraph-rsid="0004d13b"/>
    </style:style>
    <style:style style:name="P3" style:family="paragraph" style:parent-style-name="Text_20_body">
      <style:text-properties officeooo:rsid="00053610" officeooo:paragraph-rsid="00053610"/>
    </style:style>
    <style:style style:name="P4" style:family="paragraph" style:parent-style-name="Text_20_body">
      <style:text-properties fo:language="en" fo:country="US" officeooo:rsid="000338c1" officeooo:paragraph-rsid="000338c1"/>
    </style:style>
    <style:style style:name="P5" style:family="paragraph" style:parent-style-name="Heading_20_1">
      <style:text-properties fo:language="en" fo:country="US" officeooo:rsid="000338c1" officeooo:paragraph-rsid="000338c1"/>
    </style:style>
    <style:style style:name="T1" style:family="text">
      <style:text-properties officeooo:rsid="0004d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ecurrent Neural Networks</text:h>
      <text:p text:style-name="P4">“NN recursion”</text:p>
      <text:p text:style-name="P1">One-hot representations <text:span text:style-name="T1">for text data</text:span></text:p>
      <text:p text:style-name="P2">neural network classification of text data</text:p>
      <text:p text:style-name="P2">used to predict the next step in a sequence</text:p>
      <text:p text:style-name="P2">and to classify each step in a sequence</text:p>
      <text:p text:style-name="P2"/>
      <text:p text:style-name="P3">feeds its output into it’s input</text:p>
      <text:p text:style-name="P3">learns the wheights and keeps them but resets it’s hidden sta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1:25:34.441531476</meta:creation-date>
    <meta:editing-duration>PT24S</meta:editing-duration>
    <meta:editing-cycles>2</meta:editing-cycles>
    <meta:generator>LibreOffice/7.3.7.2$Linux_X86_64 LibreOffice_project/30$Build-2</meta:generator>
    <dc:date>2023-03-14T11:25:56.278177016</dc:date>
    <meta:document-statistic meta:table-count="0" meta:image-count="0" meta:object-count="0" meta:page-count="1" meta:paragraph-count="8" meta:word-count="50" meta:character-count="297" meta:non-whitespace-character-count="255"/>
  </office:meta>
</office:document-meta>
</file>